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le">
      <style:text-properties officeooo:rsid="0007f312" officeooo:paragraph-rsid="0007f312"/>
    </style:style>
    <style:style style:name="P2" style:family="paragraph" style:parent-style-name="Text_20_body">
      <style:paragraph-properties fo:text-align="center" style:justify-single-word="false"/>
    </style:style>
    <style:style style:name="P3" style:family="paragraph" style:parent-style-name="Text_20_body">
      <style:text-properties officeooo:rsid="000b8fa6" officeooo:paragraph-rsid="000b8fa6"/>
    </style:style>
    <style:style style:name="P4" style:family="paragraph" style:parent-style-name="Text_20_body">
      <style:text-properties officeooo:rsid="000d5c37" officeooo:paragraph-rsid="000d5c37"/>
    </style:style>
    <style:style style:name="P5" style:family="paragraph" style:parent-style-name="Text_20_body">
      <style:text-properties officeooo:rsid="001899c5" officeooo:paragraph-rsid="001899c5"/>
    </style:style>
    <style:style style:name="P6" style:family="paragraph" style:parent-style-name="Text_20_body">
      <style:text-properties officeooo:rsid="001899c5" officeooo:paragraph-rsid="002855d4"/>
    </style:style>
    <style:style style:name="P7" style:family="paragraph" style:parent-style-name="Text_20_body">
      <style:text-properties officeooo:rsid="001a8463" officeooo:paragraph-rsid="001a8463"/>
    </style:style>
    <style:style style:name="P8" style:family="paragraph" style:parent-style-name="Standard">
      <style:paragraph-properties fo:margin-left="1.27cm" fo:margin-right="0cm" fo:margin-top="0cm" fo:margin-bottom="0cm" style:contextual-spacing="false" fo:line-height="100%" fo:text-indent="-1.27cm" style:auto-text-indent="false"/>
      <style:text-properties officeooo:paragraph-rsid="0020dd97"/>
    </style:style>
    <style:style style:name="P9" style:family="paragraph" style:parent-style-name="Text_20_body">
      <style:paragraph-properties fo:margin-left="1.27cm" fo:margin-right="0cm" fo:margin-top="0cm" fo:margin-bottom="0cm" style:contextual-spacing="false" fo:line-height="100%" fo:text-indent="-1.27cm" style:auto-text-indent="false"/>
      <style:text-properties officeooo:paragraph-rsid="0020dd97"/>
    </style:style>
    <style:style style:name="P10" style:family="paragraph" style:parent-style-name="Text_20_body">
      <style:text-properties officeooo:rsid="001b19d4" officeooo:paragraph-rsid="001b19d4"/>
    </style:style>
    <style:style style:name="P11" style:family="paragraph" style:parent-style-name="Text_20_body">
      <style:text-properties officeooo:rsid="000f6f71" officeooo:paragraph-rsid="001fef21"/>
    </style:style>
    <style:style style:name="P12" style:family="paragraph" style:parent-style-name="Text_20_body">
      <style:text-properties officeooo:rsid="00126bff" officeooo:paragraph-rsid="00248a7d"/>
    </style:style>
    <style:style style:name="P13" style:family="paragraph" style:parent-style-name="Text_20_body">
      <style:text-properties officeooo:rsid="00151f9c" officeooo:paragraph-rsid="0020dd97"/>
    </style:style>
    <style:style style:name="P14" style:family="paragraph" style:parent-style-name="Standard">
      <style:paragraph-properties fo:margin-left="1.27cm" fo:margin-right="0cm" fo:margin-top="0cm" fo:margin-bottom="0cm" style:contextual-spacing="false" fo:line-height="100%" fo:text-indent="-1.27cm" style:auto-text-indent="false"/>
      <style:text-properties style:font-name="Times New Roman" officeooo:paragraph-rsid="0020dd97" style:font-name-complex="Times New Roman1"/>
    </style:style>
    <style:style style:name="P15" style:family="paragraph" style:parent-style-name="Heading_20_1">
      <style:paragraph-properties fo:text-align="center" style:justify-single-word="false"/>
      <style:text-properties officeooo:rsid="0007f312" officeooo:paragraph-rsid="0007f312"/>
    </style:style>
    <style:style style:name="P16" style:family="paragraph" style:parent-style-name="Heading_20_1">
      <style:paragraph-properties fo:break-before="page"/>
      <style:text-properties officeooo:rsid="00097049" officeooo:paragraph-rsid="00097049"/>
    </style:style>
    <style:style style:name="P17" style:family="paragraph" style:parent-style-name="Heading_20_1">
      <style:text-properties officeooo:rsid="00097049" officeooo:paragraph-rsid="00097049"/>
    </style:style>
    <style:style style:name="P18" style:family="paragraph" style:parent-style-name="Heading_20_1">
      <style:paragraph-properties fo:break-before="page"/>
      <style:text-properties officeooo:rsid="001f6e6c" officeooo:paragraph-rsid="001f6e6c"/>
    </style:style>
    <style:style style:name="P19" style:family="paragraph" style:parent-style-name="Heading_20_2">
      <style:paragraph-properties fo:text-align="center" style:justify-single-word="false"/>
    </style:style>
    <style:style style:name="P20" style:family="paragraph" style:parent-style-name="Heading_20_3">
      <style:paragraph-properties fo:text-align="center" style:justify-single-word="false"/>
    </style:style>
    <style:style style:name="T1" style:family="text">
      <style:text-properties officeooo:rsid="000ba198"/>
    </style:style>
    <style:style style:name="T2" style:family="text">
      <style:text-properties officeooo:rsid="000bdc3e"/>
    </style:style>
    <style:style style:name="T3" style:family="text">
      <style:text-properties officeooo:rsid="000d5c37"/>
    </style:style>
    <style:style style:name="T4" style:family="text">
      <style:text-properties officeooo:rsid="000ec8b5"/>
    </style:style>
    <style:style style:name="T5" style:family="text">
      <style:text-properties officeooo:rsid="000f6f71"/>
    </style:style>
    <style:style style:name="T6" style:family="text">
      <style:text-properties officeooo:rsid="0010ecdd"/>
    </style:style>
    <style:style style:name="T7" style:family="text">
      <style:text-properties officeooo:rsid="00126bff"/>
    </style:style>
    <style:style style:name="T8" style:family="text">
      <style:text-properties officeooo:rsid="0014385d"/>
    </style:style>
    <style:style style:name="T9" style:family="text">
      <style:text-properties officeooo:rsid="00151f9c"/>
    </style:style>
    <style:style style:name="T10" style:family="text">
      <style:text-properties officeooo:rsid="0016f85a"/>
    </style:style>
    <style:style style:name="T11" style:family="text">
      <style:text-properties officeooo:rsid="0019c507"/>
    </style:style>
    <style:style style:name="T12" style:family="text">
      <style:text-properties officeooo:rsid="001a8463"/>
    </style:style>
    <style:style style:name="T13" style:family="text">
      <style:text-properties officeooo:rsid="001f6e6c"/>
    </style:style>
    <style:style style:name="T14" style:family="text">
      <style:text-properties style:font-name="Times New Roman" style:font-name-complex="Times New Roman1"/>
    </style:style>
    <style:style style:name="T15" style:family="text">
      <style:text-properties style:font-name="Times New Roman" officeooo:rsid="001fef21" style:font-name-complex="Times New Roman1"/>
    </style:style>
    <style:style style:name="T16" style:family="text">
      <style:text-properties style:font-name="Times New Roman" officeooo:rsid="0020dd97" style:font-name-complex="Times New Roman1"/>
    </style:style>
    <style:style style:name="T17" style:family="text">
      <style:text-properties style:font-name="Times New Roman" officeooo:rsid="00248a7d" style:font-name-complex="Times New Roman1"/>
    </style:style>
    <style:style style:name="T18" style:family="text">
      <style:text-properties style:font-name="Times New Roman" officeooo:rsid="002556be" style:font-name-complex="Times New Roman1"/>
    </style:style>
    <style:style style:name="T19" style:family="text">
      <style:text-properties style:font-name="Times New Roman" fo:font-style="italic" style:font-style-asian="italic" style:font-name-complex="Times New Roman1"/>
    </style:style>
    <style:style style:name="T20" style:family="text">
      <style:text-properties style:font-name="Times New Roman" fo:font-style="italic" style:font-name-complex="Times New Roman1"/>
    </style:style>
    <style:style style:name="T21" style:family="text">
      <style:text-properties style:font-name="Times New Roman" fo:language="en" fo:country="CA" style:font-name-complex="Times New Roman1"/>
    </style:style>
    <style:style style:name="T22" style:family="text">
      <style:text-properties style:font-name="Times New Roman" fo:language="en" fo:country="CA" officeooo:rsid="002a3daa" style:font-name-complex="Times New Roman1"/>
    </style:style>
    <style:style style:name="T23" style:family="text">
      <style:text-properties style:font-name="Times New Roman" fo:language="en" fo:country="CA" officeooo:rsid="002a8796" style:font-name-complex="Times New Roman1"/>
    </style:style>
    <style:style style:name="T24" style:family="text">
      <style:text-properties style:font-name="Times New Roman" fo:language="en" fo:country="CA" officeooo:rsid="002c5d9c" style:font-name-complex="Times New Roman1"/>
    </style:style>
    <style:style style:name="T25" style:family="text">
      <style:text-properties officeooo:rsid="001fef21"/>
    </style:style>
    <style:style style:name="T26" style:family="text">
      <style:text-properties officeooo:rsid="0020dd97"/>
    </style:style>
    <style:style style:name="T27" style:family="text">
      <style:text-properties officeooo:rsid="00241f6c"/>
    </style:style>
    <style:style style:name="T28" style:family="text">
      <style:text-properties officeooo:rsid="00245aee"/>
    </style:style>
    <style:style style:name="T29" style:family="text">
      <style:text-properties officeooo:rsid="00248a7d"/>
    </style:style>
    <style:style style:name="T30" style:family="text">
      <style:text-properties officeooo:rsid="002556be"/>
    </style:style>
    <style:style style:name="T31" style:family="text">
      <style:text-properties officeooo:rsid="0025f372"/>
    </style:style>
    <style:style style:name="T32" style:family="text">
      <style:text-properties officeooo:rsid="0026ebcf"/>
    </style:style>
    <style:style style:name="T33" style:family="text">
      <style:text-properties officeooo:rsid="002855d4"/>
    </style:style>
    <style:style style:name="T34" style:family="text">
      <style:text-properties fo:language="en" fo:country="CA" officeooo:rsid="002a3d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Master’s Thesis Proposal</text:p>
      <text:h text:style-name="P15" text:outline-level="1">Virtual Slide Guitar – A Digital Wave Guide Approach</text:h>
      <text:h text:style-name="P19" text:outline-level="2">David G. Smith</text:h>
      <text:h text:style-name="P20" text:outline-level="3">11/04/2022</text:h>
      <text:p text:style-name="P2"/>
      <text:h text:style-name="P16" text:outline-level="1">Introduction/Motivation</text:h>
      <text:p text:style-name="P3">One of the more unique and interesting methods of playing guitar is an approach referred to as “slide guitar”. This consists of using a rigid object, most frequently a tube made of metal or glass, to control the length of the string, instead of the traditional fretting approach. The slide acts as another method of <text:span text:style-name="T27">string termination</text:span> and influences the vibration of the string by creating a new load impedance in between the nut and the bridge <text:span text:style-name="T27">on the length of the string</text:span>. <text:span text:style-name="T1">This allows unique articulation</text:span><text:span text:style-name="T27">s</text:span><text:span text:style-name="T1"> and pitch inflections to be generated as the player is no-longer constrained to the pitches provided by the fret-locations. Additionally, the interaction of the slide’s surface with </text:span><text:span text:style-name="T27">that</text:span><text:span text:style-name="T1"> of the string adds a new timbral component related to the </text:span><text:span text:style-name="T27">slide’s</text:span><text:span text:style-name="T1"> velocity. In the case of wound strings, this adds two new components. The first is a time-varying harmonic </text:span><text:span text:style-name="T27">component</text:span><text:span text:style-name="T1"> due to the interaction of the slide with the spatially periodic pattern of windings </text:span><text:span text:style-name="T27">on the string’s surface</text:span><text:span text:style-name="T1"> </text:span><text:span text:style-name="T27">(</text:span><text:span text:style-name="T1">inherent in a wound string’s construction</text:span><text:span text:style-name="T27">)</text:span><text:span text:style-name="T1">. <text:s/>The second component is due to the stimulation of the </text:span><text:span text:style-name="T27">string’s</text:span><text:span text:style-name="T1"> longitudinal modes as the slide introduces disturbances in this direction when it impacts the ridges of the </text:span><text:span text:style-name="T2">windings. Given that the slide does not provide sufficient force to change the length of the string from the perspective of the longitudinal modes, the </text:span><text:span text:style-name="T3">modal frequencies are static, regardless of the motion of the slide.</text:span></text:p>
      <text:p text:style-name="P4">This method hasn’t been explored nearly as much from a synthesis standpoint as compared the <text:span text:style-name="T28">plucked-string approaches</text:span> of guitar playing. <text:span text:style-name="T28">P</text:span>art of the motivation comes from the fact <text:span text:style-name="T28">the topic</text:span> is less explored territory. Additionally, the author has long been a guitar player and slide guitar enthusiast, so understanding the physical mechanisms at play in slide articulation (as well as guitar playing in general) are of keen interest to him in general. <text:span text:style-name="T4">As an aspiring luthier, this knowledge and the measurement methods/techniques developed over the course of this project could be applied in future attempts at guitar construction.</text:span></text:p>
      <text:h text:style-name="P17" text:outline-level="1">Previous Work</text:h>
      <text:p text:style-name="P11">Sound synthesis of a vibrating string has long been of interest to researchers as illustrated by the work of Karplus-Str<text:span text:style-name="T25">o</text:span>ng <text:span text:style-name="T25">(Karplus, 1983)</text:span> and Jaffee-Smith <text:span text:style-name="T25">(Jaffe, 1983)</text:span>. <text:span text:style-name="T13">The loop filter has also provided fertile ground to extend the timbre from that of a plucked string to </text:span><text:span text:style-name="T29">the electric</text:span><text:span text:style-name="T13"> guitar in general, including feedback and distortion </text:span><text:span text:style-name="T26">(Sullivan, 1990)</text:span>. <text:span text:style-name="T6">However, very little work exists which specifically focuses on the slide guitar. The first published journal article regarding it came out of a group of Finnish researchers in 2008 </text:span><text:span text:style-name="T25">(</text:span><text:span text:style-name="T15">Pakarinen, Jyri, et al., 2008)</text:span><text:span text:style-name="T6">. This </text:span><text:span text:style-name="T29">material</text:span><text:span text:style-name="T6"> also appeared in several other places such as NIME, but the </text:span><text:span text:style-name="T29">most complete collection</text:span><text:span text:style-name="T6"> of all the work </text:span><text:span text:style-name="T29">i</text:span><text:span text:style-name="T6">s a master’s thesis by Tapio Puputti </text:span><text:span text:style-name="T29">published in 2010</text:span><text:span text:style-name="T6"> </text:span><text:span text:style-name="T25">(</text:span><text:span text:style-name="T15">Puputti, 2010)</text:span><text:span text:style-name="T6">. All the work published in the other journals, is a subset of what appears within his thesis. </text:span><text:span text:style-name="T7">Additionally, this s</text:span><text:span text:style-name="T29">et</text:span><text:span text:style-name="T7"> of papers involves a substantial component related to the gestural control of the synthesizer using a pre-existing Virtual Air Guitar system. </text:span><text:span text:style-name="T29">Accordingly, </text:span><text:span text:style-name="T7">the sound synthesis aspect is only half the focus, </text:span><text:span text:style-name="T29">and the approach taken is a DWG model based on other work from the Helsinki University of Technology.</text:span></text:p>
      <text:p text:style-name="P12">The same group of researchers has done prior work which was incorporated into <text:span text:style-name="T29">DWG model for slide guitar. A paper </text:span><text:span text:style-name="T31">of theirs</text:span><text:span text:style-name="T29"> from 2007 focuses on the interaction noises of fingers with wound strings </text:span><text:span text:style-name="T25">(</text:span><text:span text:style-name="T15">Pakarinen, J., et al., 2007). </text:span><text:span text:style-name="T17">This </text:span><text:span text:style-name="T18">work</text:span><text:span text:style-name="T17"> </text:span>heavily informs the <text:span text:style-name="T29">model</text:span> of <text:span text:style-name="T31">slide/string surface interaction</text:span> and <text:soft-page-break/><text:span text:style-name="T31">translates into</text:span><text:span text:style-name="T29"> a</text:span><text:span text:style-name="T8"> parametric </text:span><text:span text:style-name="T31">model</text:span><text:span text:style-name="T8"> </text:span><text:span text:style-name="T30">dependent on the slide </text:span><text:span text:style-name="T31">and string properties</text:span><text:span text:style-name="T30">. </text:span><text:span text:style-name="T8">T</text:span><text:span text:style-name="T31">he same paper influenced </text:span><text:span text:style-name="T8">a synthesis model of the Chinese guqin </text:span><text:span text:style-name="T25">(</text:span><text:span text:style-name="T15">Penttinen, Henri, et al., 2007)</text:span><text:span text:style-name="T8">. One of the distinguishing characteristics of the guqin is that it is a fret-less plucked instrument </text:span><text:span text:style-name="T9">which uses wound strings. Correspondingly, the friction model developed for the VSG model is heavily influenced by the guqin’s which was heavily influenced by the work focusing strictly on the finger-string interactions.</text:span></text:p>
      <text:p text:style-name="P13">Recent work has also attempted to extend the DWG <text:span text:style-name="T31">model </text:span>or use a finite-difference approach. Gianpaolo Evangelista has a history of modeling <text:span text:style-name="T31">player/instrument </text:span>interaction aspects of guitar playing. <text:span text:style-name="T31">These have focused</text:span> just on frets and strings <text:span text:style-name="T25">(</text:span><text:span text:style-name="T15">Evangelista, 2011)</text:span> <text:span text:style-name="T31">as well as</text:span> the different touch and collision sounds involved in guitar playing in general <text:span text:style-name="T26">(Evangelista, 2010)</text:span>. More recently, he has extended the work done by the Finnish research group and produced a more physically informed slide model <text:span text:style-name="T26">(</text:span><text:span text:style-name="T31">Evangelista, </text:span><text:span text:style-name="T26">2012)</text:span>. <text:span text:style-name="T10">The most recent approach however is a finite difference model produced by researchers at Queen’s University which explicitly models the string forces on both the left and right hands and produces quality results </text:span><text:span text:style-name="T26">(</text:span><text:span text:style-name="T16">Bhanuprakash, Abhiram, et al., 2020)</text:span><text:span text:style-name="T10">.</text:span></text:p>
      <text:h text:style-name="P17" text:outline-level="1">Proposed <text:span text:style-name="T5">R</text:span>esearch / Methodology</text:h>
      <text:p text:style-name="P5">A synthesis model will be developed in Matlab which supports sample-by-sample calculations of the resulting sound. The constituent components (i.e. pulse generator, loop-filter) will be made as modular as possible to allow for an exploration of different approaches to each component and their effect on the sound-synthesis system in general. <text:span text:style-name="T11">Utilizing an object-</text:span><text:span text:style-name="T32">oriented</text:span><text:span text:style-name="T11"> approach will also make it much easier to perform a characterization of each of the different components in a comprehensive manner to ensure proper functioning and understand their </text:span><text:span text:style-name="T32">sonic</text:span><text:span text:style-name="T11"> impacts.</text:span></text:p>
      <text:p text:style-name="P6">Additionally, physical measurements will be made recreating the original approach to capturing the longitudinal modes. Other measurements might be made in order to extend the system and the approach to understand their impact on things. This might include other parameters of the strings, such as the number of windings or linear mass density. <text:span text:style-name="T12">Techniques from some of the other approaches could be experimented with, or other approaches to make it more realistic <text:s/>could also be explored (ie. improving the loop filter to incorporate the body effects).</text:span></text:p>
      <text:p text:style-name="P7">Once a clearer complete synthesis model has been established, the next step would be to determine to determine the effective parameter ranges which produce musical results. After that, an attempt to characterize the best best set of synthesis parameter configurations will be made </text:p>
      <text:h text:style-name="P17" text:outline-level="1">Contributions/Summary</text:h>
      <text:p text:style-name="P10">To summarize, a synthesis model of the slide guitar will be developed in Matlab. This model will be heavily based on the DWG model proposed by the Finnish researchers to start. Once correctness of the basic algorithm has been established, explorations will be made to see how different parametrizations/implementations of the constituent components affect the sound. <text:s/><text:span text:style-name="T33">Physical m</text:span>easurements will be made to recreate the tests done in determining the longitudinal mode frequencies. After a best model <text:span text:style-name="T33">implementation </text:span>and parametrization has been decided upon the parameter space will be explored to see what produces the most usable and musical results.</text:p>
      <text:h text:style-name="P18" text:outline-level="1">References</text:h>
      <text:p text:style-name="P8"><text:span text:style-name="T14">Bhanuprakash, Abhiram, et al. “A Fininte Difference Model for Articulated Slide-String Simulation.” </text:span><text:span text:style-name="T19">DAFX</text:span><text:span text:style-name="T14">, 2020, http://dafx.de/paper-archive/2020/proceedings/papers/DAFx2020_paper_68.pdf. Accessed 1 Nov. 2022.</text:span></text:p>
      <text:p text:style-name="P14"/>
      <text:p text:style-name="P8"><text:span text:style-name="T14">Evangelista, Gianpaolo, and Fredrik Eckerholm. “Player–Instrument Interaction Models for Digital Waveguide Synthesis of Guitar: Touch and Collisions.” </text:span><text:span text:style-name="T19">IEEE Transactions on Audio, Speech, and Language Processing</text:span><text:span text:style-name="T14">, vol. 18, no. 4, May 2010, pp. 822–832., </text:span><text:a xlink:type="simple" xlink:href="https://doi.org/10.1109/tasl.2009.2038822" text:style-name="Internet_20_link" text:visited-style-name="Visited_20_Internet_20_Link"><text:span text:style-name="T14">https://doi.org/10.1109/tasl.2009.2038822</text:span></text:a><text:span text:style-name="T14">.</text:span></text:p>
      <text:p text:style-name="P14"/>
      <text:p text:style-name="P14">Evangelista, Gianpaolo. “Physical Model of the Slide Guitar: an Approach Based on Contact Forces.” Audio Engineering Society, 2012, https://www.aes.org/e-lib/. Accessed 1 Nov. 2022.</text:p>
      <text:p text:style-name="P14"/>
      <text:p text:style-name="P8"><text:span text:style-name="T14">Evangelista, Gianpaolo. “Physical Model of the String-Fret Interaction.” </text:span><text:span text:style-name="T19">DAFX</text:span><text:span text:style-name="T14">, 2011, http://dafx.de/. Accessed 1 Nov. 2022.</text:span></text:p>
      <text:p text:style-name="P14"/>
      <text:p text:style-name="P8"><text:span text:style-name="T14">Jaffe, David A., and Julius O. Smith. “Extensions of the Karplus-Strong Plucked-String Algorithm.” </text:span><text:span text:style-name="T19">Computer Music Journal</text:span><text:span text:style-name="T14">, vol. 7, no. 2, 1983, pp. 56–69., </text:span><text:a xlink:type="simple" xlink:href="https://doi.org/10.2307/3680063" text:style-name="Internet_20_link" text:visited-style-name="Visited_20_Internet_20_Link"><text:span text:style-name="T14">https://doi.org/10.2307/3680063</text:span></text:a><text:span text:style-name="T14">.</text:span></text:p>
      <text:p text:style-name="P14"/>
      <text:p text:style-name="P8"><text:span text:style-name="T14">Karplus, Kevin, and Alex Strong. “Digital Synthesis of Plucked-String and Drum Timbres.” </text:span><text:span text:style-name="T19">Computer Music Journal</text:span><text:span text:style-name="T14">, vol. 7, no. 2, 1983, pp. 43–55., </text:span><text:a xlink:type="simple" xlink:href="https://doi.org/10.2307/3680062" text:style-name="Internet_20_link" text:visited-style-name="Visited_20_Internet_20_Link"><text:span text:style-name="T14">https://doi.org/10.2307/3680062</text:span></text:a><text:span text:style-name="T14">.</text:span></text:p>
      <text:p text:style-name="P14"/>
      <text:p text:style-name="P8"><text:span text:style-name="T14">Pakarinen, J., et al. “Analysis of Handling Noises on Wound Strings.” </text:span><text:span text:style-name="T19">The Journal of the Acoustical Society of America</text:span><text:span text:style-name="T14">, vol. 122, no. 6, 2007, pp. EL197–EL202.,</text:span><text:span text:style-name="T21"> </text:span><text:span text:style-name="T14">https://doi.org/10.1121/1.2786607.</text:span></text:p>
      <text:p text:style-name="P14"/>
      <text:p text:style-name="P8"><text:span text:style-name="T14">Pakarinen, Jyri, et al. “Virtual Slide Guitar.” </text:span><text:span text:style-name="T19">Computer Music Journal</text:span><text:span text:style-name="T14">, vol. 32, no. 3, 2008, pp. 42–54., </text:span><text:a xlink:type="simple" xlink:href="https://doi.org/10.1162/comj.2008.32.3.42" text:style-name="Internet_20_link" text:visited-style-name="Visited_20_Internet_20_Link"><text:span text:style-name="T14">https://doi.org/10.1162/comj.2008.32.3.42</text:span></text:a><text:span text:style-name="T14">.</text:span></text:p>
      <text:p text:style-name="P14"/>
      <text:p text:style-name="P8"><text:span text:style-name="T14">Penttinen, Henri, et al. “Model-Based Sound Synthesis of the Guqin.” </text:span><text:span text:style-name="T19">The Journal of the Acoustical Society of America</text:span><text:span text:style-name="T14">, vol. 120, no. 6, Jan. 2007, pp. 4052–4063., </text:span><text:a xlink:type="simple" xlink:href="https://doi.org/10.1121/1.2360422" text:style-name="Internet_20_link" text:visited-style-name="Visited_20_Internet_20_Link"><text:span text:style-name="T14">https://doi.org/10.1121/1.2360422</text:span></text:a><text:span text:style-name="T14">.</text:span></text:p>
      <text:p text:style-name="P14"/>
      <text:p text:style-name="P8"><text:span text:style-name="T14">Puputti, Tapio. “Real-Time Implementation of the Virtual Air Slide Guitar.” </text:span><text:span text:style-name="T19">Helsinki/Aalto University</text:span><text:span text:style-name="T14">, 2010.</text:span></text:p>
      <text:p text:style-name="P14"/>
      <text:p text:style-name="P9"><text:span text:style-name="T14">Sullivan, Charles R. “Extending the Karplus-Strong Algorithm to Synthesize Electric Guitar Timbres with Distortion and Feedback.” </text:span><text:span text:style-name="T20">Computer Music Journal</text:span><text:span text:style-name="T14">, vol. 14, no. 3, 1990, pp. 26–37., </text:span><text:a xlink:type="simple" xlink:href="https://doi.org/10.2307/3679957" text:style-name="Internet_20_link" text:visited-style-name="Visited_20_Internet_20_Link"><text:span text:style-name="T14">https://doi.org/10.2307/3679957</text:span></text:a><text:span text:style-name="T1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04T13:47:21.598000000</meta:creation-date>
    <dc:date>2022-11-12T16:47:25.436000000</dc:date>
    <meta:editing-duration>PT5H23M48S</meta:editing-duration>
    <meta:editing-cycles>16</meta:editing-cycles>
    <meta:generator>LibreOffice/7.3.6.2$Windows_X86_64 LibreOffice_project/c28ca90fd6e1a19e189fc16c05f8f8924961e12e</meta:generator>
    <meta:document-statistic meta:table-count="0" meta:image-count="0" meta:object-count="0" meta:page-count="4" meta:paragraph-count="29" meta:word-count="1358" meta:character-count="9101" meta:non-whitespace-character-count="7775"/>
  </office:meta>
</office:document-meta>
</file>